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IM FELL DW Pica" svg:font-family="'IM FELL DW Pica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IM FELL DW Pica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IM FELL DW Pica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IM FELL DW Pica" fo:font-size="12pt" fo:font-style="italic" style:font-size-asian="12pt" style:font-style-asian="italic" style:font-size-complex="12pt" style:font-style-complex="italic"/>
    </style:style>
    <style:style style:name="P4" style:family="paragraph" style:parent-style-name="Standard">
      <style:paragraph-properties fo:text-align="start" style:justify-single-word="false"/>
      <style:text-properties style:font-name="IM FELL DW Pica"/>
    </style:style>
    <style:style style:name="P5" style:family="paragraph" style:parent-style-name="Standard">
      <style:paragraph-properties fo:text-align="center" style:justify-single-word="false" fo:break-before="page"/>
      <style:text-properties style:font-name="IM FELL DW Pica"/>
    </style:style>
    <style:style style:name="T1" style:family="text">
      <style:text-properties fo:font-variant="small-caps"/>
    </style:style>
    <style:style style:name="T2" style:family="text">
      <style:text-properties fo:font-variant="small-caps" style:font-size-asian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Copyright © Timothy S. Macdonald 2006-2014.</text:p>
      <text:p text:style-name="P4"/>
      <text:p text:style-name="P4">This work is licensed under a Creative Commons Attribution-NonCommercial-NoDerivatives 4.0 International License.</text:p>
      <text:p text:style-name="P4"/>
      <text:p text:style-name="P4">English Scripture taken from the <text:span text:style-name="T1">Holy Bible, New International Version</text:span> ®. Copyright © 1973, 1978, 1984 by International Bible Society. Used by permission of Zondervan. All rights reserved.</text:p>
      <text:p text:style-name="P4"/>
      <text:p text:style-name="P4">Spanish Scripture taken from the <text:span text:style-name="T2">Biblia Dios Habla Hoy, 3rd Edition </text:span>Dios habla hoy ®, Tercera edición © Sociedades Bíblicas Unidas, 1966, 1970, 1979, 1983, 1996. Used by permission.</text:p>
      <text:p text:style-name="P4"/>
      <text:p text:style-name="P4"/>
      <text:p text:style-name="P4">Special thanks to Dan van Loon (danvanloon.com), creator of the cover art.</text:p>
      <text:p text:style-name="P4"/>
      <text:p text:style-name="P5"/>
      <text:p text:style-name="P2"/>
      <text:p text:style-name="P2"/>
      <text:p text:style-name="P2">Humbly dedicated to</text:p>
      <text:p text:style-name="P2"/>
      <text:p text:style-name="P2"/>
      <text:p text:style-name="P2">RS</text:p>
      <text:p text:style-name="P2">for teaching artistry,</text:p>
      <text:p text:style-name="P2"/>
      <text:p text:style-name="P2"/>
      <text:p text:style-name="P2">CF</text:p>
      <text:p text:style-name="P2">for teaching style,</text:p>
      <text:p text:style-name="P2"/>
      <text:p text:style-name="P2"/>
      <text:p text:style-name="P2">&amp;</text:p>
      <text:p text:style-name="P2"/>
      <text:p text:style-name="P2"/>
      <text:p text:style-name="P2">RBP</text:p>
      <text:p text:style-name="P2">for teaching beauty</text:p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Aún más, a nada le concedo valor si lo comparo con el bien supremo de conocer a...mi Señ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IM FELL DW Pica" svg:font-family="'IM FELL DW Pica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2T23:25:19</meta:creation-date>
    <dc:date>2014-04-23T00:10:32</dc:date>
    <meta:editing-duration>P0D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2" meta:paragraph-count="14" meta:word-count="121" meta:character-count="776" meta:non-whitespace-character-count="669"/>
  </office:meta>
</office:document-meta>
</file>